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thin solid #969696" fo:border-bottom="thin solid #000000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19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8" style:family="table-cell" style:parent-style-name="Default" style:data-style-name="N19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0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-top="thin solid #969696" fo:border-bottom="none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order-top="none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969696" fo:border-bottom="thin solid #000000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5" style:family="table-cell" style:parent-style-name="Default" style:data-style-name="N19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T3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8000" style:text-line-through-style="none" style:font-name="TheSansCorrespondence" style:font-name-asian="TheSansCorrespondence" style:font-name-complex="TheSansCorresponden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6.540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5.4398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07433333333333cm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41816666666667cm"/>
    </style:style>
    <style:style style:name="co16" style:family="table-column">
      <style:table-column-properties fo:break-before="auto" style:column-width="0.5715cm"/>
    </style:style>
    <style:style style:name="co17" style:family="table-column">
      <style:table-column-properties fo:break-before="auto" style:column-width="1.0795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4.2545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4.74133333333333cm"/>
    </style:style>
    <style:style style:name="co22" style:family="table-column">
      <style:table-column-properties fo:break-before="auto" style:column-width="2.7305cm"/>
    </style:style>
    <style:style style:name="co23" style:family="table-column">
      <style:table-column-properties fo:break-before="auto" style:column-width="3.95816666666667cm"/>
    </style:style>
    <style:style style:name="co24" style:family="table-column">
      <style:table-column-properties fo:break-before="auto" style:column-width="2.159cm"/>
    </style:style>
    <style:style style:name="co25" style:family="table-column">
      <style:table-column-properties fo:break-before="auto" style:column-width="2.794cm"/>
    </style:style>
    <style:style style:name="co26" style:family="table-column">
      <style:table-column-properties fo:break-before="auto" style:column-width="1.62983333333333cm"/>
    </style:style>
    <style:style style:name="co27" style:family="table-column">
      <style:table-column-properties fo:break-before="auto" style:column-width="1.92616666666667cm"/>
    </style:style>
    <style:style style:name="co28" style:family="table-column">
      <style:table-column-properties fo:break-before="auto" style:column-width="2.3495cm"/>
    </style:style>
    <style:style style:name="co29" style:family="table-column">
      <style:table-column-properties fo:break-before="auto" style:column-width="2.032cm"/>
    </style:style>
    <style:style style:name="co30" style:family="table-column">
      <style:table-column-properties fo:break-before="auto" style:column-width="3.57716666666667cm"/>
    </style:style>
    <style:style style:name="co31" style:family="table-column">
      <style:table-column-properties fo:break-before="auto" style:column-width="8.04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2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28.35pt" style:use-optimal-row-height="false" fo:break-before="auto"/>
    </style:style>
    <style:style style:name="ro8" style:family="table-row">
      <style:table-row-properties style:row-height="22.65pt" style:use-optimal-row-height="false" fo:break-before="auto"/>
    </style:style>
    <style:style style:name="ro9" style:family="table-row">
      <style:table-row-properties style:row-height="25.9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22.8pt" style:use-optimal-row-height="true" fo:break-before="auto"/>
    </style:style>
    <style:style style:name="ro12" style:family="table-row">
      <style:table-row-properties style:row-height="63pt" style:use-optimal-row-height="true" fo:break-before="auto"/>
    </style:style>
    <style:style style:name="ro13" style:family="table-row">
      <style:table-row-properties style:row-height="75.6pt" style:use-optimal-row-height="true" fo:break-before="auto"/>
    </style:style>
    <style:style style:name="ro14" style:family="table-row">
      <style:table-row-properties style:row-height="113.4pt" style:use-optimal-row-height="true" fo:break-before="auto"/>
    </style:style>
    <style:style style:name="ro15" style:family="table-row">
      <style:table-row-properties style:row-height="88.2pt" style:use-optimal-row-height="true" fo:break-before="auto"/>
    </style:style>
    <style:style style:name="ro16" style:family="table-row">
      <style:table-row-properties style:row-height="50.4pt" style:use-optimal-row-height="true" fo:break-before="auto"/>
    </style:style>
    <style:style style:name="ro17" style:family="table-row">
      <style:table-row-properties style:row-height="71.4pt" style:use-optimal-row-height="false" fo:break-before="auto"/>
    </style:style>
    <style:style style:name="ro18" style:family="table-row">
      <style:table-row-properties style:row-height="151.2pt" style:use-optimal-row-height="true" fo:break-before="auto"/>
    </style:style>
    <style:style style:name="ro19" style:family="table-row">
      <style:table-row-properties style:row-height="134.4pt" style:use-optimal-row-height="false" fo:break-before="auto"/>
    </style:style>
    <style:style style:name="ro20" style:family="table-row">
      <style:table-row-properties style:row-height="100.8pt" style:use-optimal-row-height="true" fo:break-before="auto"/>
    </style:style>
    <style:style style:name="ro21" style:family="table-row">
      <style:table-row-properties style:row-height="101.4pt" style:use-optimal-row-height="false" fo:break-before="auto"/>
    </style:style>
    <style:style style:name="ro22" style:family="table-row">
      <style:table-row-properties style:row-height="126pt" style:use-optimal-row-height="true" fo:break-before="auto"/>
    </style:style>
    <style:style style:name="ro23" style:family="table-row">
      <style:table-row-properties style:row-height="78.6pt" style:use-optimal-row-height="false" fo:break-before="auto"/>
    </style:style>
    <style:style style:name="ro24" style:family="table-row">
      <style:table-row-properties style:row-height="67.2pt" style:use-optimal-row-height="false" fo:break-before="auto"/>
    </style:style>
    <style:style style:name="ro25" style:family="table-row">
      <style:table-row-properties style:row-height="88.2pt" style:use-optimal-row-height="false" fo:break-before="auto"/>
    </style:style>
    <style:style style:name="ro26" style:family="table-row">
      <style:table-row-properties style:row-height="81.6pt" style:use-optimal-row-height="false" fo:break-before="auto"/>
    </style:style>
    <style:style style:name="ro27" style:family="table-row">
      <style:table-row-properties style:row-height="84pt" style:use-optimal-row-height="false" fo:break-before="auto"/>
    </style:style>
    <style:style style:name="ro28" style:family="table-row">
      <style:table-row-properties style:row-height="97.8pt" style:use-optimal-row-height="false" fo:break-before="auto"/>
    </style:style>
    <style:style style:name="ro29" style:family="table-row">
      <style:table-row-properties style:row-height="58.2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74.4pt" style:use-optimal-row-height="false" fo:break-before="auto"/>
    </style:style>
    <style:style style:name="ro32" style:family="table-row">
      <style:table-row-properties style:row-height="120.6pt" style:use-optimal-row-height="false" fo:break-before="auto"/>
    </style:style>
    <style:style style:name="ro33" style:family="table-row">
      <style:table-row-properties style:row-height="147.6pt" style:use-optimal-row-height="false" fo:break-before="auto"/>
    </style:style>
    <style:style style:name="ro34" style:family="table-row">
      <style:table-row-properties style:row-height="69pt" style:use-optimal-row-height="false" fo:break-before="auto"/>
    </style:style>
    <style:style style:name="ro35" style:family="table-row">
      <style:table-row-properties style:row-height="32.4pt" style:use-optimal-row-height="false" fo:break-before="auto"/>
    </style:style>
    <style:style style:name="ro36" style:family="table-row">
      <style:table-row-properties style:row-height="109.2pt" style:use-optimal-row-height="false" fo:break-before="auto"/>
    </style:style>
    <style:style style:name="ro37" style:family="table-row">
      <style:table-row-properties style:row-height="87.6pt" style:use-optimal-row-height="false" fo:break-before="auto"/>
    </style:style>
    <style:style style:name="ro38" style:family="table-row">
      <style:table-row-properties style:row-height="72pt" style:use-optimal-row-height="false" fo:break-before="auto"/>
    </style:style>
    <style:style style:name="ro39" style:family="table-row">
      <style:table-row-properties style:row-height="60.6pt" style:use-optimal-row-height="false" fo:break-before="auto"/>
    </style:style>
    <style:style style:name="ro40" style:family="table-row">
      <style:table-row-properties style:row-height="151.2pt" style:use-optimal-row-height="false" fo:break-before="auto"/>
    </style:style>
    <style:style style:name="ro41" style:family="table-row">
      <style:table-row-properties style:row-height="46.2pt" style:use-optimal-row-height="false" fo:break-before="auto"/>
    </style:style>
    <style:style style:name="ro42" style:family="table-row">
      <style:table-row-properties style:row-height="57.6pt" style:use-optimal-row-height="false" fo:break-before="auto"/>
    </style:style>
    <style:style style:name="ro43" style:family="table-row">
      <style:table-row-properties style:row-height="66pt" style:use-optimal-row-height="false" fo:break-before="auto"/>
    </style:style>
    <style:style style:name="ro44" style:family="table-row">
      <style:table-row-properties style:row-height="110.4pt" style:use-optimal-row-height="false" fo:break-before="auto"/>
    </style:style>
    <style:style style:name="ro45" style:family="table-row">
      <style:table-row-properties style:row-height="125.4pt" style:use-optimal-row-height="false" fo:break-before="auto"/>
    </style:style>
    <style:style style:name="ro46" style:family="table-row">
      <style:table-row-properties style:row-height="184.2pt" style:use-optimal-row-height="false" fo:break-before="auto"/>
    </style:style>
    <style:style style:name="ro47" style:family="table-row">
      <style:table-row-properties style:row-height="107.4pt" style:use-optimal-row-height="false" fo:break-before="auto"/>
    </style:style>
    <style:style style:name="ro48" style:family="table-row">
      <style:table-row-properties style:row-height="93.6pt" style:use-optimal-row-height="false" fo:break-before="auto"/>
    </style:style>
    <style:style style:name="ro49" style:family="table-row">
      <style:table-row-properties style:row-height="83.4pt" style:use-optimal-row-height="false" fo:break-before="auto"/>
    </style:style>
    <style:style style:name="ro50" style:family="table-row">
      <style:table-row-properties style:row-height="175.2pt" style:use-optimal-row-height="false" fo:break-before="auto"/>
    </style:style>
    <style:style style:name="ro51" style:family="table-row">
      <style:table-row-properties style:row-height="118.8pt" style:use-optimal-row-height="false" fo:break-before="auto"/>
    </style:style>
    <style:style style:name="ro52" style:family="table-row">
      <style:table-row-properties style:row-height="105.6pt" style:use-optimal-row-height="false" fo:break-before="auto"/>
    </style:style>
    <style:style style:name="ro53" style:family="table-row">
      <style:table-row-properties style:row-height="25.2pt" style:use-optimal-row-height="true" fo:break-before="auto"/>
    </style:style>
    <style:style style:name="ro54" style:family="table-row">
      <style:table-row-properties style:row-height="37.8pt" style:use-optimal-row-height="true" fo:break-before="auto"/>
    </style:style>
    <style:style style:name="ro55" style:family="table-row">
      <style:table-row-properties style:row-height="84.6pt" style:use-optimal-row-height="false" fo:break-before="auto"/>
    </style:style>
    <style:style style:name="ro56" style:family="table-row">
      <style:table-row-properties style:row-height="129pt" style:use-optimal-row-height="false" fo:break-before="auto"/>
    </style:style>
    <style:style style:name="ro57" style:family="table-row">
      <style:table-row-properties style:row-height="112.8pt" style:use-optimal-row-height="false" fo:break-before="auto"/>
    </style:style>
    <style:style style:name="ro58" style:family="table-row">
      <style:table-row-properties style:row-height="55.8pt" style:use-optimal-row-height="false" fo:break-before="auto"/>
    </style:style>
    <style:style style:name="ro59" style:family="table-row">
      <style:table-row-properties style:row-height="57pt" style:use-optimal-row-height="false" fo:break-before="auto"/>
    </style:style>
    <style:style style:name="ro60" style:family="table-row">
      <style:table-row-properties style:row-height="49.2pt" style:use-optimal-row-height="false" fo:break-before="auto"/>
    </style:style>
    <style:style style:name="ro61" style:family="table-row">
      <style:table-row-properties style:row-height="76.2pt" style:use-optimal-row-height="false" fo:break-before="auto"/>
    </style:style>
    <style:style style:name="ro62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7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8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0" style:family="table-cell" style:parent-style-name="Default" style:data-style-name="N0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3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5"/>
      <style:map style:condition="of:cell-content()=&quot;Medio&quot;" style:apply-style-name="cf7"/>
      <style:map style:condition="of:cell-content()=&quot;Bajo&quot;" style:apply-style-name="cf6"/>
    </style:style>
    <style:style style:name="ce84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5"/>
      <style:map style:condition="of:cell-content()=&quot;Medio&quot;" style:apply-style-name="cf7"/>
      <style:map style:condition="of:cell-content()=&quot;Bajo&quot;" style:apply-style-name="cf6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Alta&quot;;&quot;Media&quot;;&quot;Baja&quot;)">
          <table:help-message/>
          <table:error-message table:display="true"/>
        </table:content-validation>
        <table:content-validation table:name="val2" table:condition="of:cell-content-is-in-list(&quot;Alto&quot;;&quot;Medio&quot;;&quot;Bajo&quot;)">
          <table:help-message/>
          <table:error-message table:display="true"/>
        </table:content-validation>
        <table:content-validation table:name="val3" table:condition="of: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4"/>
          <table:table-cell table:style-name="ce6"/>
          <table:table-cell table:number-columns-repeated="251" table:style-name="ce4"/>
          <table:table-cell table:number-columns-repeated="16128"/>
        </table:table-row>
        <table:table-row table:style-name="ro3">
          <table:table-cell office:value-type="string" table:number-columns-spanned="4" table:number-rows-spanned="1" table:style-name="ce13">
            <text:p>Impacto<text:span text:style-name="T5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5">: representa la expectativa de ocurrencia real 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9">
            <text:p>Alto</text:p>
          </table:table-cell>
          <table:table-cell table:style-name="ce3"/>
          <table:table-cell office:value-type="string" table:style-name="ce10">
            <text:p>&gt;= 80% (casi segura)</text:p>
          </table:table-cell>
          <table:table-cell office:value-type="string" table:style-name="ce9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10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10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5">: es el producto<text:s/></text:span>Impacto * Probabilidad<text:span text:style-name="T5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10">
          <table:table-cell table:number-columns-repeated="16384"/>
        </table:table-row>
      </table:table>
      <table:table table:name="General" table:style-name="ta1">
        <table:table-column table:style-name="co7" table:default-cell-style-name="ce4"/>
        <table:table-column table:style-name="co8" table:default-cell-style-name="ce5"/>
        <table:table-column table:style-name="co9" table:default-cell-style-name="ce6"/>
        <table:table-column table:style-name="co9" table:default-cell-style-name="ce4"/>
        <table:table-column table:style-name="co9" table:default-cell-style-name="ce6"/>
        <table:table-column table:style-name="co10" table:default-cell-style-name="ce4"/>
        <table:table-column table:style-name="co9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5">
            <text:p>GrpL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6">
            <text:p>Sistema para hostelería automatizad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6">
            <text:p>Sergio Rey Blanco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1"/>
          <table:table-cell table:number-columns-repeated="16377" table:style-name="ce4"/>
        </table:table-row>
        <table:table-row table:style-name="ro5">
          <table:table-cell office:value-type="string" table:style-name="ce23">
            <text:p>Versión 1.0</text:p>
          </table:table-cell>
          <table:table-cell office:value-type="date" office:date-value="2018-11-16T00:00:00" table:style-name="ce24">
            <text:p>16/11/2018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Documentos Riesgos</text:p>
          </table:table-cell>
          <table:table-cell table:style-name="ce21"/>
          <table:table-cell table:number-columns-repeated="16377" table:style-name="ce4"/>
        </table:table-row>
        <table:table-row table:number-rows-repeated="4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3"/>
          <table:table-cell table:style-name="ce24"/>
          <table:table-cell table:number-columns-repeated="4" table:style-name="ce23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3"/>
          <table:table-cell table:number-columns-repeated="16378"/>
        </table:table-row>
        <table:table-row table:number-rows-repeated="1048551" table:style-name="ro10">
          <table:table-cell table:number-columns-repeated="16384"/>
        </table:table-row>
      </table:table>
      <table:table table:name="Riesgos" table:style-name="ta1">
        <table:table-column table:style-name="co11" table:default-cell-style-name="ce27"/>
        <table:table-column table:style-name="co12" table:default-cell-style-name="ce27"/>
        <table:table-column table:style-name="co9" table:default-cell-style-name="ce27"/>
        <table:table-column table:style-name="co13" table:default-cell-style-name="ce41"/>
        <table:table-column table:style-name="co14" table:default-cell-style-name="ce27"/>
        <table:table-column table:style-name="co15" table:default-cell-style-name="ce27" table:visibility="collapse"/>
        <table:table-column table:style-name="co16" table:default-cell-style-name="ce27" table:visibility="collapse"/>
        <table:table-column table:style-name="co17" table:default-cell-style-name="ce27" table:visibility="collapse"/>
        <table:table-column table:style-name="co18" table:default-cell-style-name="ce41"/>
        <table:table-column table:style-name="co19" table:default-cell-style-name="ce27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7"/>
        <table:table-column table:style-name="co21" table:default-cell-style-name="ce28"/>
        <table:table-column table:style-name="co25" table:default-cell-style-name="ce28"/>
        <table:table-column table:style-name="co4" table:number-columns-repeated="241" table:default-cell-style-name="ce27"/>
        <table:table-column table:style-name="co5" table:number-columns-repeated="766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3" table:number-rows-spanned="1" table:style-name="ce42">
            <text:p>Riesgos</text:p>
          </table:table-cell>
          <table:covered-table-cell table:number-columns-repeated="2"/>
          <table:table-cell table:number-columns-repeated="7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241" table:style-name="ce27"/>
          <table:table-cell table:number-columns-repeated="16126"/>
        </table:table-row>
        <table:table-row table:style-name="ro2">
          <table:table-cell table:number-columns-repeated="10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241" table:style-name="ce27"/>
          <table:table-cell table:number-columns-repeated="16126"/>
        </table:table-row>
        <table:table-row table:style-name="ro2">
          <table:table-cell office:value-type="string" table:number-columns-spanned="11" table:number-rows-spanned="1" table:style-name="ce43">
            <text:p>Información de Riesgos</text:p>
          </table:table-cell>
          <table:covered-table-cell table:number-columns-repeated="10"/>
          <table:table-cell office:value-type="string" table:number-columns-spanned="4" table:number-rows-spanned="1" table:style-name="ce44">
            <text:p>Acciones de Prevención</text:p>
          </table:table-cell>
          <table:covered-table-cell table:number-columns-repeated="3"/>
          <table:table-cell office:value-type="string" table:number-columns-spanned="2" table:number-rows-spanned="1" table:style-name="ce45">
            <text:p>Acciones de Corrección</text:p>
          </table:table-cell>
          <table:covered-table-cell/>
          <table:table-cell table:number-columns-repeated="241" table:style-name="ce27"/>
          <table:table-cell table:number-columns-repeated="16126"/>
        </table:table-row>
        <table:table-row table:style-name="ro11">
          <table:table-cell office:value-type="string" table:style-name="ce29">
            <text:p>Código</text:p>
          </table:table-cell>
          <table:table-cell office:value-type="string" table:style-name="ce30">
            <text:p>Código de referencia</text:p>
          </table:table-cell>
          <table:table-cell office:value-type="string" table:style-name="ce31">
            <text:p>Probabilidad</text:p>
          </table:table-cell>
          <table:table-cell office:value-type="string" table:style-name="ce31">
            <text:p>Impacto</text:p>
          </table:table-cell>
          <table:table-cell office:value-type="string" table:style-name="ce31">
            <text:p>Exposición</text:p>
          </table:table-cell>
          <table:table-cell office:value-type="string" table:style-name="ce31">
            <text:p>Prod. Prob.</text:p>
          </table:table-cell>
          <table:table-cell office:value-type="string" table:style-name="ce31">
            <text:p>Prod. Imp</text:p>
          </table:table-cell>
          <table:table-cell office:value-type="string" table:style-name="ce31">
            <text:p>Prod.Exp.</text:p>
          </table:table-cell>
          <table:table-cell office:value-type="string" table:style-name="ce31">
            <text:p>Fecha detección</text:p>
          </table:table-cell>
          <table:table-cell office:value-type="string" table:style-name="ce31">
            <text:p>Descripción</text:p>
          </table:table-cell>
          <table:table-cell office:value-type="string" table:style-name="ce31">
            <text:p>Fecha cierre</text:p>
          </table:table-cell>
          <table:table-cell office:value-type="string" table:style-name="ce31">
            <text:p>Acción</text:p>
          </table:table-cell>
          <table:table-cell office:value-type="string" table:style-name="ce31">
            <text:p>Responsable</text:p>
          </table:table-cell>
          <table:table-cell office:value-type="string" table:style-name="ce31">
            <text:p>Indicador (criterio)</text:p>
          </table:table-cell>
          <table:table-cell office:value-type="string" table:style-name="ce31">
            <text:p>Fecha resolución</text:p>
          </table:table-cell>
          <table:table-cell office:value-type="string" table:style-name="ce31">
            <text:p>Acción</text:p>
          </table:table-cell>
          <table:table-cell office:value-type="string" table:style-name="ce32">
            <text:p>Responsable</text:p>
          </table:table-cell>
          <table:table-cell table:number-columns-repeated="241" table:style-name="ce27"/>
          <table:table-cell table:number-columns-repeated="16126"/>
        </table:table-row>
        <table:table-row table:style-name="ro12">
          <table:table-cell office:value-type="string" table:style-name="ce33">
            <text:p>RSG.1</text:p>
          </table:table-cell>
          <table:table-cell office:value-type="string" table:style-name="ce34">
            <text:p>A2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office:value-type="float" office:value="8" table:style-name="ce84">
            <text:p>8</text:p>
          </table:table-cell>
          <table:table-cell table:style-name="ce36"/>
          <table:table-cell office:value-type="string" table:style-name="ce36">
            <text:p>Planificación optimista, «mejor caso» (en lugar de realista, «caso esperado»).</text:p>
          </table:table-cell>
          <table:table-cell table:style-name="ce35"/>
          <table:table-cell office:value-type="string" table:style-name="ce35">
            <text:p>EVITAR: Revisión de la planificación asumiendo que aparecerán al menos algunos problemas.</text:p>
          </table:table-cell>
          <table:table-cell office:value-type="string" table:style-name="ce57">
            <text:p>Director del proyecto</text:p>
          </table:table-cell>
          <table:table-cell office:value-type="string" table:style-name="ce35">
            <text:p>La planificación no tiene en cuenta los posibles problemas</text:p>
          </table:table-cell>
          <table:table-cell table:style-name="ce36"/>
          <table:table-cell table:style-name="ce35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2</text:p>
          </table:table-cell>
          <table:table-cell office:value-type="string" table:style-name="ce34">
            <text:p>A5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No se puede construir un producto de tal envergadura en el tiempo asignado</text:p>
          </table:table-cell>
          <table:table-cell table:style-name="ce35"/>
          <table:table-cell office:value-type="string" table:style-name="ce63">
            <text:p>MITIGAR: Reducir el alcance del proyecto o aumentar el plazo, dependiendo del cliente.</text:p>
          </table:table-cell>
          <table:table-cell office:value-type="string" table:style-name="ce57">
            <text:p>Director del proyecto</text:p>
          </table:table-cell>
          <table:table-cell office:value-type="string" table:style-name="ce34">
            <text:p>En la planificación temporal se demuestra como imposible finalizar el proyecto a tiempo.</text:p>
          </table:table-cell>
          <table:table-cell table:number-columns-repeated="2" table:style-name="ce35"/>
          <table:table-cell table:style-name="ce65"/>
          <table:table-cell table:number-columns-repeated="241" table:style-name="ce27"/>
          <table:table-cell table:number-columns-repeated="16126"/>
        </table:table-row>
        <table:table-row table:style-name="ro14">
          <table:table-cell office:value-type="string" table:style-name="ce33">
            <text:p>RSG.3</text:p>
          </table:table-cell>
          <table:table-cell office:value-type="string" table:style-name="ce34">
            <text:p>A6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Bajo</text:p>
          </table:table-cell>
          <table:table-cell office:value-type="string" table:style-name="ce78">
            <text:p>Baj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El producto es más grande que el estimado (en líneas de código, en el número de</text:p>
            <text:p>puntos función, o en relación con el tamaño del proyecto anterior).</text:p>
          </table:table-cell>
          <table:table-cell table:number-columns-repeated="6" table:style-name="ce35"/>
          <table:table-cell table:style-name="ce62"/>
          <table:table-cell table:style-name="ce56"/>
          <table:table-cell table:number-columns-repeated="16366"/>
        </table:table-row>
        <table:table-row table:style-name="ro13">
          <table:table-cell office:value-type="string" table:style-name="ce33">
            <text:p>RSG.4</text:p>
          </table:table-cell>
          <table:table-cell office:value-type="string" table:style-name="ce34">
            <text:p>A7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El esfuerzo es mayor que el estimado (por líneas de código, número de puntos</text:p>
            <text:p>función, módulos, etc.).</text:p>
          </table:table-cell>
          <table:table-cell table:style-name="ce35"/>
          <table:table-cell office:value-type="string" table:style-name="ce35">
            <text:p>MITIGAR: Reducir el alcance del proyecto o aumentar el plazo, dependiendo del cliente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La planificación temporal sale fuera del alcance</text:p>
          </table:table-cell>
          <table:table-cell table:style-name="ce35"/>
          <table:table-cell table:style-name="ce27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5</text:p>
          </table:table-cell>
          <table:table-cell office:value-type="string" table:style-name="ce34">
            <text:p>A9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presión excesiva en la planificación reduce la productividad.</text:p>
          </table:table-cell>
          <table:table-cell table:style-name="ce35"/>
          <table:table-cell office:value-type="string" table:style-name="ce35">
            <text:p>EVITAR: Crear plan de incentivos para compensar la posible reducción de productividad por presión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Falta de moral en el equipo.</text:p>
          </table:table-cell>
          <table:table-cell table:number-columns-repeated="2" table:style-name="ce35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2">
          <table:table-cell office:value-type="string" table:style-name="ce33">
            <text:p>RSG.6</text:p>
          </table:table-cell>
          <table:table-cell office:value-type="string" table:style-name="ce34">
            <text:p>A1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Un retraso en una tarea produce retrasos en cascada en las tareas dependientes.</text:p>
          </table:table-cell>
          <table:table-cell table:number-columns-repeated="5" table:style-name="ce35"/>
          <table:table-cell office:value-type="string" table:style-name="ce35">
            <text:p>CONTINGENCIA: Flexibilizar horarios de los programadores para adaptarse a estas situaciones.</text:p>
          </table:table-cell>
          <table:table-cell office:value-type="string" table:style-name="ce62">
            <text:p>Director del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5">
          <table:table-cell office:value-type="string" table:style-name="ce33">
            <text:p>RSG.7</text:p>
          </table:table-cell>
          <table:table-cell office:value-type="string" table:style-name="ce34">
            <text:p>A12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Las áreas desconocidas del producto llevan más tiempo del esperado en el diseño y en la implementación</text:p>
            <text:p/>
          </table:table-cell>
          <table:table-cell table:number-columns-repeated="5" table:style-name="ce35"/>
          <table:table-cell office:value-type="string" table:style-name="ce35">
            <text:p>CONTINGENCIA: Flexibilizar horarios de los programadores para adaptarse a estas situaciones.</text:p>
          </table:table-cell>
          <table:table-cell office:value-type="string" table:style-name="ce62">
            <text:p>Director del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6">
          <table:table-cell office:value-type="string" table:style-name="ce33">
            <text:p>RSG.8</text:p>
          </table:table-cell>
          <table:table-cell office:value-type="string" table:style-name="ce34">
            <text:p>B2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Baj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El proyecto languidece demasiado en el inicio difuso</text:p>
          </table:table-cell>
          <table:table-cell table:number-columns-repeated="6" table:style-name="ce35"/>
          <table:table-cell table:style-name="ce62"/>
          <table:table-cell table:style-name="ce56"/>
          <table:table-cell table:number-columns-repeated="16366"/>
        </table:table-row>
        <table:table-row table:style-name="ro12">
          <table:table-cell office:value-type="string" table:style-name="ce33">
            <text:p>RSG.9</text:p>
          </table:table-cell>
          <table:table-cell office:value-type="string" table:style-name="ce34">
            <text:p>B4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Baj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Dirección o marketing insisten en tomar decisiones técnicas que alargan la planificación</text:p>
          </table:table-cell>
          <table:table-cell table:number-columns-repeated="6" table:style-name="ce35"/>
          <table:table-cell table:style-name="ce62"/>
          <table:table-cell table:style-name="ce56"/>
          <table:table-cell table:number-columns-repeated="16366"/>
        </table:table-row>
        <table:table-row table:style-name="ro17">
          <table:table-cell office:value-type="string" table:style-name="ce33">
            <text:p>RSG.10</text:p>
          </table:table-cell>
          <table:table-cell office:value-type="string" table:style-name="ce34">
            <text:p>B6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El ciclo de revisión/decisión de la directiva es más lento de lo esperado</text:p>
          </table:table-cell>
          <table:table-cell table:number-columns-repeated="2" table:style-name="ce35"/>
          <table:table-cell table:style-name="ce64"/>
          <table:table-cell table:number-columns-repeated="2" table:style-name="ce35"/>
          <table:table-cell office:value-type="string" table:style-name="ce35">
            <text:p>ESCALAR: Empezar con trabajo asumiendo las decisiones más probables para tener un colchón de tiempo.</text:p>
          </table:table-cell>
          <table:table-cell office:value-type="string" table:style-name="ce65">
            <text:p>Director del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8">
          <table:table-cell office:value-type="string" table:style-name="ce33">
            <text:p>RSG.11</text:p>
          </table:table-cell>
          <table:table-cell office:value-type="string" table:style-name="ce34">
            <text:p>B9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s tareas no técnicas encargadas a terceros necesitan más tiempo del esperado</text:p>
            <text:p>(aprobación del presupuesto, aprobación de la adquisición de material, revisiones</text:p>
            <text:p>legales, seguridad, etc.).</text:p>
          </table:table-cell>
          <table:table-cell table:style-name="ce35"/>
          <table:table-cell office:value-type="string" table:style-name="ce35">
            <text:p>EVITAR+TRANSFERIR: Buscar una compañía de buena reputación por puntualidad en encargos. Preparar cláusulas de compensación en contratos con terceros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No se reciben los resultados especificados al tercero en el tiempo definido.</text:p>
          </table:table-cell>
          <table:table-cell table:number-columns-repeated="2" table:style-name="ce35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12</text:p>
          </table:table-cell>
          <table:table-cell office:value-type="string" table:style-name="ce34">
            <text:p>B10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planificación es demasiado mala para ajustarse a la velocidad de desarrollo</text:p>
            <text:p>Deseada</text:p>
          </table:table-cell>
          <table:table-cell table:style-name="ce35"/>
          <table:table-cell office:value-type="string" table:style-name="ce35">
            <text:p>EVITAR: Corregir la planificación con feedback de los afectados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La planificación temporal se ve incumplida debido a problemas de planificación.</text:p>
          </table:table-cell>
          <table:table-cell table:style-name="ce35"/>
          <table:table-cell table:style-name="ce27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13</text:p>
          </table:table-cell>
          <table:table-cell office:value-type="string" table:style-name="ce34">
            <text:p>B1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planes del proyecto se abandonan por la presión, llevando al caos y a un</text:p>
            <text:p>desarrollo ineficiente</text:p>
          </table:table-cell>
          <table:table-cell table:style-name="ce35"/>
          <table:table-cell office:value-type="string" table:style-name="ce35">
            <text:p>MITIGAR: Mantener supervisión constante de que se sigue la planificación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Se realizan acciones y empiezan tareas de manera no planeada.</text:p>
          </table:table-cell>
          <table:table-cell table:number-columns-repeated="2" table:style-name="ce35"/>
          <table:table-cell table:style-name="ce62"/>
          <table:table-cell table:number-columns-repeated="16367"/>
        </table:table-row>
        <table:table-row table:style-name="ro14">
          <table:table-cell office:value-type="string" table:style-name="ce33">
            <text:p>RSG.14</text:p>
          </table:table-cell>
          <table:table-cell office:value-type="string" table:style-name="ce34">
            <text:p>B12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dirección pone más énfasis en las heroicidades que en informarse exactamente</text:p>
            <text:p>del estado, lo que reduce su habilidad para detectar y corregir problemas</text:p>
          </table:table-cell>
          <table:table-cell table:style-name="ce35"/>
          <table:table-cell office:value-type="string" table:style-name="ce35">
            <text:p>EVITAR: Preparar un plan de informe adecuado que se centre en errores y problemas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El foco de la dirección se aleja de la resolución de problemas</text:p>
          </table:table-cell>
          <table:table-cell table:number-columns-repeated="2" table:style-name="ce35"/>
          <table:table-cell table:style-name="ce62"/>
          <table:table-cell table:number-columns-repeated="16367"/>
        </table:table-row>
        <table:table-row table:style-name="ro15">
          <table:table-cell office:value-type="string" table:style-name="ce33">
            <text:p>RSG.15</text:p>
          </table:table-cell>
          <table:table-cell office:value-type="string" table:style-name="ce34">
            <text:p>C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espacios no están disponibles en el momento necesario</text:p>
          </table:table-cell>
          <table:table-cell table:style-name="ce35"/>
          <table:table-cell office:value-type="string" table:style-name="ce35">
            <text:p>EVITAR: Preparar un plan para asegurarse de que los espacios están disponibles, o preparar espacios alternativos temporales para este caso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Autodescriptivo</text:p>
          </table:table-cell>
          <table:table-cell table:number-columns-repeated="2" table:style-name="ce35"/>
          <table:table-cell table:style-name="ce62"/>
          <table:table-cell table:number-columns-repeated="16367"/>
        </table:table-row>
        <table:table-row table:style-name="ro16">
          <table:table-cell office:value-type="string" table:style-name="ce33">
            <text:p>RSG.16</text:p>
          </table:table-cell>
          <table:table-cell office:value-type="string" table:style-name="ce34">
            <text:p>C3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Baj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espacios están sobreutilizados, son ruidosos o distraen</text:p>
          </table:table-cell>
          <table:table-cell table:style-name="ce35"/>
          <table:table-cell office:value-type="string" table:style-name="ce35">
            <text:p>No se tomará acción debido a que se considera inevitable en un local de hostelería.</text:p>
          </table:table-cell>
          <table:table-cell office:value-type="string" table:style-name="ce35">
            <text:p>Director del proyecto</text:p>
          </table:table-cell>
          <table:table-cell table:number-columns-repeated="3" table:style-name="ce35"/>
          <table:table-cell table:style-name="ce62"/>
          <table:table-cell table:number-columns-repeated="16367"/>
        </table:table-row>
        <table:table-row table:style-name="ro19">
          <table:table-cell office:value-type="string" table:style-name="ce33">
            <text:p>RSG.17</text:p>
          </table:table-cell>
          <table:table-cell office:value-type="string" table:style-name="ce34">
            <text:p>C5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s herramientas de desarrollo no funcionan como se esperaba; el personal de</text:p>
            <text:p>desarrollo necesita tiempo para resolverlo o adaptarse a las nuevas herramientas</text:p>
          </table:table-cell>
          <table:table-cell table:number-columns-repeated="5" table:style-name="ce35"/>
          <table:table-cell office:value-type="string" table:style-name="ce35">
            <text:p>COTINGENCIA: Se añadirá un pequeño colchón de tiempo para que el personal se adapte a las herramientas</text:p>
          </table:table-cell>
          <table:table-cell office:value-type="string" table:style-name="ce62">
            <text:p>Director del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18</text:p>
          </table:table-cell>
          <table:table-cell office:value-type="string" table:style-name="ce34">
            <text:p>C7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curva de aprendizaje para la nueva herramienta de desarrollo es más larga de lo</text:p>
            <text:p>Esperado</text:p>
          </table:table-cell>
          <table:table-cell table:number-columns-repeated="2" table:style-name="ce35"/>
          <table:table-cell table:style-name="ce27"/>
          <table:table-cell table:number-columns-repeated="2" table:style-name="ce35"/>
          <table:table-cell office:value-type="string" table:style-name="ce35">
            <text:p>CONTINGENCIA: Se ajustará el colchón de tiempo para adaptarse a herramientas asumiendo el peor caso.</text:p>
          </table:table-cell>
          <table:table-cell office:value-type="string" table:style-name="ce62">
            <text:p>Programador Senior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19</text:p>
          </table:table-cell>
          <table:table-cell office:value-type="string" table:style-name="ce34">
            <text:p>D1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usuarios finales insisten en nuevos requisitos</text:p>
          </table:table-cell>
          <table:table-cell table:number-columns-repeated="5" table:style-name="ce35"/>
          <table:table-cell office:value-type="string" table:style-name="ce35">
            <text:p>CONTINGENCIA: Se considera si se pueden añadir los nuevos requisitos con los recursos y tiempo disponibles.</text:p>
          </table:table-cell>
          <table:table-cell office:value-type="string" table:style-name="ce65">
            <text:p>Director del proyecto</text:p>
          </table:table-cell>
          <table:table-cell table:number-columns-repeated="16367"/>
        </table:table-row>
        <table:table-row table:style-name="ro20">
          <table:table-cell office:value-type="string" table:style-name="ce33">
            <text:p>RSG.20</text:p>
          </table:table-cell>
          <table:table-cell office:value-type="string" table:style-name="ce38">
            <text:p>D2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office:value-type="float" office:value="2" table:style-name="ce83">
            <text:p>2</text:p>
          </table:table-cell>
          <table:table-cell office:value-type="float" office:value="2" table:style-name="ce83">
            <text:p>2</text:p>
          </table:table-cell>
          <table:table-cell office:value-type="float" office:value="4" table:style-name="ce83">
            <text:p>4</text:p>
          </table:table-cell>
          <table:table-cell table:style-name="ce40"/>
          <table:table-cell office:value-type="string" table:style-name="ce39">
            <text:p>En el último momento, a los usuarios finales no les gusta el producto, por lo que</text:p>
            <text:p>hay que volver a diseñarlo y a construirlo.</text:p>
          </table:table-cell>
          <table:table-cell table:style-name="ce39"/>
          <table:table-cell office:value-type="string" table:style-name="ce39">
            <text:p>EVITAR: Crear cláusulas en el contrato del proyecto para evitar cambios drásticos pasado un punto si el proyecto cumple los requisitos iniciales</text:p>
          </table:table-cell>
          <table:table-cell office:value-type="string" table:style-name="ce65">
            <text:p>Director del proyecto</text:p>
          </table:table-cell>
          <table:table-cell office:value-type="string" table:style-name="ce39">
            <text:p>Informe por parte de los usuarios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21</text:p>
          </table:table-cell>
          <table:table-cell office:value-type="string" table:style-name="ce38">
            <text:p>E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siste en nuevos requisitos</text:p>
          </table:table-cell>
          <table:table-cell table:number-columns-repeated="2" table:style-name="ce39"/>
          <table:table-cell table:style-name="ce64"/>
          <table:table-cell table:number-columns-repeated="2" table:style-name="ce35"/>
          <table:table-cell office:value-type="string" table:style-name="ce35">
            <text:p>CONTINGENCIA: Se considera si se pueden añadir los nuevos requisitos con los recursos y tiempo disponibles.</text:p>
          </table:table-cell>
          <table:table-cell office:value-type="string" table:style-name="ce67">
            <text:p>Director del proyecto</text:p>
          </table:table-cell>
          <table:table-cell table:number-columns-repeated="16367"/>
        </table:table-row>
        <table:table-row table:style-name="ro21">
          <table:table-cell office:value-type="string" table:style-name="ce33">
            <text:p>RSG.22</text:p>
          </table:table-cell>
          <table:table-cell office:value-type="string" table:style-name="ce38">
            <text:p>E2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iclos de revisión/decisión del cliente para los planes, prototipos y</text:p>
            <text:p>especificaciones son más lentos de lo esperado</text:p>
          </table:table-cell>
          <table:table-cell table:style-name="ce39"/>
          <table:table-cell office:value-type="string" table:style-name="ce39">
            <text:p>MITIGAR: Preparar planes para que las revisiones del cliente deban de realizarse en la reunión específica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Retraso en las decisiones del cliente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2">
          <table:table-cell office:value-type="string" table:style-name="ce33">
            <text:p>RSG.23</text:p>
          </table:table-cell>
          <table:table-cell office:value-type="string" table:style-name="ce38">
            <text:p>E4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iempo de comunicación del cliente (por ejemplo, tiempo para responder a las preguntas para aclarar los requisitos) es más lento del esperado.</text:p>
            <text:p/>
          </table:table-cell>
          <table:table-cell table:style-name="ce39"/>
          <table:table-cell office:value-type="string" table:style-name="ce39">
            <text:p>EVITAR: establecer mecanismos de comunicación claros en 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Retraso en las comunicaciones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24</text:p>
          </table:table-cell>
          <table:table-cell office:value-type="string" table:style-name="ce38">
            <text:p>E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siste en las decisiones técnicas que alargan la planificación</text:p>
            <text:p/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5">
          <table:table-cell office:value-type="string" table:style-name="ce33">
            <text:p>RSG.25</text:p>
          </table:table-cell>
          <table:table-cell office:value-type="string" table:style-name="ce38">
            <text:p>E6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tenta controlar el proceso de desarrollo, con lo que el progreso es más lento de lo esperado</text:p>
            <text:p/>
          </table:table-cell>
          <table:table-cell table:style-name="ce39"/>
          <table:table-cell office:value-type="string" table:style-name="ce39">
            <text:p>MITIGAR: mantener buena comunicación con el cliente, pero no permitir que controle el proceso de desarroll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Injerencias por parte del cliente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2">
          <table:table-cell office:value-type="string" table:style-name="ce33">
            <text:p>RSG.26</text:p>
          </table:table-cell>
          <table:table-cell office:value-type="string" table:style-name="ce38">
            <text:p>E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herramientas de soporte y entornos impuestos por el cliente son incompatibles, tienen un bajo rendimiento o no funcionan de forma adecuada, con lo que se reduce la productividad</text:p>
          </table:table-cell>
          <table:table-cell table:style-name="ce39"/>
          <table:table-cell office:value-type="string" table:style-name="ce39">
            <text:p>EVITAR: substituirlos por otros de nuestra elección a la hora de firmar el contrato.</text:p>
          </table:table-cell>
          <table:table-cell office:value-type="string" table:style-name="ce39">
            <text:p>Analista Diseñador</text:p>
          </table:table-cell>
          <table:table-cell office:value-type="string" table:style-name="ce39">
            <text:p>Informes de los desarrolladores que detectan estos problemas antes de que se produzcan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27</text:p>
          </table:table-cell>
          <table:table-cell office:value-type="string" table:style-name="ce38">
            <text:p>E1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no acepta el software entregado, incluso aunque cumpla todas sus especificaciones</text:p>
          </table:table-cell>
          <table:table-cell table:style-name="ce39"/>
          <table:table-cell office:value-type="string" table:style-name="ce39">
            <text:p>EVITAR: establecer las condiciones de entrega claramente en 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3">
          <table:table-cell office:value-type="string" table:style-name="ce33">
            <text:p>RSG.28</text:p>
          </table:table-cell>
          <table:table-cell office:value-type="string" table:style-name="ce38">
            <text:p>E11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piensa en una velocidad de desarrollo que el personal de desarrollo no puede alcanzar</text:p>
          </table:table-cell>
          <table:table-cell table:style-name="ce39"/>
          <table:table-cell office:value-type="string" table:style-name="ce39">
            <text:p>EVITAR: establecer y consensuar una planificación temporal factible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4">
          <table:table-cell office:value-type="string" table:style-name="ce33">
            <text:p>RSG.29</text:p>
          </table:table-cell>
          <table:table-cell office:value-type="string" table:style-name="ce38">
            <text:p>F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no suministra los componentes en el período establecido</text:p>
          </table:table-cell>
          <table:table-cell table:style-name="ce39"/>
          <table:table-cell office:value-type="string" table:style-name="ce39">
            <text:p>TRANSFERIR: definir repercusiones de esta situación en el contrato, por ejemplo acciones disciplinari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 con emplead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0">
          <table:table-cell office:value-type="string" table:style-name="ce33">
            <text:p>RSG.30</text:p>
          </table:table-cell>
          <table:table-cell office:value-type="string" table:style-name="ce38">
            <text:p>F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proporciona material de una calidad inaceptable, por lo que hay que añadir un tiempo extra para mejorar la calidad</text:p>
          </table:table-cell>
          <table:table-cell table:style-name="ce39"/>
          <table:table-cell office:value-type="string" table:style-name="ce39">
            <text:p>TRANSFERIR: definir repercusiones de esta situación en el contrato, por ejemplo acciones disciplinari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 emplead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31</text:p>
          </table:table-cell>
          <table:table-cell office:value-type="string" table:style-name="ce38">
            <text:p>F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<text:s/>Los proveedores no se integran en el proyecto, con lo que no se alcanza el nivel <text:s/>de rendimiento que se necesita</text:p>
          </table:table-cell>
          <table:table-cell table:style-name="ce39"/>
          <table:table-cell office:value-type="string" table:style-name="ce39">
            <text:p>TRANSFERIR: definir repercusiones de esta situación en 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 con proveedores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5">
          <table:table-cell office:value-type="string" table:style-name="ce33">
            <text:p>RSG.32</text:p>
          </table:table-cell>
          <table:table-cell office:value-type="string" table:style-name="ce38">
            <text:p>G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se han adaptado, pero continúan cambiando</text:p>
          </table:table-cell>
          <table:table-cell table:style-name="ce39"/>
          <table:table-cell office:value-type="string" table:style-name="ce39">
            <text:p>MITIGAR: definir una fecha limite a partir de la cual no se pueden cambiar requisitos fundamentale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Intento de cambio de requisitos por parte del cliente.</text:p>
          </table:table-cell>
          <table:table-cell table:style-name="ce39"/>
          <table:table-cell office:value-type="string" table:style-name="ce39">
            <text:p>CONTINGENCIA: aceptar cambios si estos son de poca importancia y no suponen un gran impacto en el proyecto.</text:p>
          </table:table-cell>
          <table:table-cell office:value-type="string" table:style-name="ce66">
            <text:p>Analista-Diseñador</text:p>
          </table:table-cell>
          <table:table-cell table:number-columns-repeated="16367"/>
        </table:table-row>
        <table:table-row table:style-name="ro26">
          <table:table-cell office:value-type="string" table:style-name="ce33">
            <text:p>RSG.33</text:p>
          </table:table-cell>
          <table:table-cell office:value-type="string" table:style-name="ce38">
            <text:p>G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no se han definido correctamente y su redefinición aumenta el ámbito del proyecto</text:p>
          </table:table-cell>
          <table:table-cell table:style-name="ce39"/>
          <table:table-cell office:value-type="string" table:style-name="ce39">
            <text:p>MITIGAR: repasar con el cliente los requisitos para asegurar su corrección.</text:p>
          </table:table-cell>
          <table:table-cell office:value-type="string" table:style-name="ce66">
            <text:p>Analista-Diseñador</text:p>
          </table:table-cell>
          <table:table-cell office:value-type="string" table:style-name="ce39">
            <text:p>Detección por parte del equipo de desarrollo o cliente</text:p>
          </table:table-cell>
          <table:table-cell table:style-name="ce39"/>
          <table:table-cell office:value-type="string" table:style-name="ce39">
            <text:p>CONTINGENCIA: si se detectan incorreciones se deben corregir, cambiar planifiación temporal si fuese necesario.</text:p>
          </table:table-cell>
          <table:table-cell office:value-type="string" table:style-name="ce39">
            <text:p>Director del proyecto</text:p>
          </table:table-cell>
          <table:table-cell table:number-columns-repeated="16367"/>
        </table:table-row>
        <table:table-row table:style-name="ro27">
          <table:table-cell office:value-type="string" table:style-name="ce33">
            <text:p>RSG.34</text:p>
          </table:table-cell>
          <table:table-cell office:value-type="string" table:style-name="ce38">
            <text:p>G4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artes del proyecto que se no se han especificado claramente consumen más tiempo del esperado</text:p>
          </table:table-cell>
          <table:table-cell table:style-name="ce39"/>
          <table:table-cell office:value-type="string" table:style-name="ce39">
            <text:p>EVITAR: especificar claramente todas las partes del proyecto.</text:p>
          </table:table-cell>
          <table:table-cell office:value-type="string" table:style-name="ce66">
            <text:p>Analista-Diseñador</text:p>
          </table:table-cell>
          <table:table-cell office:value-type="string" table:style-name="ce39">
            <text:p>No adhesión al plan temporal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8">
          <table:table-cell office:value-type="string" table:style-name="ce33">
            <text:p>RSG.35</text:p>
          </table:table-cell>
          <table:table-cell office:value-type="string" table:style-name="ce38">
            <text:p>H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ódulos propensos a tener errores necesitan más trabajo de comprobación, diseño e implementación</text:p>
          </table:table-cell>
          <table:table-cell table:style-name="ce39"/>
          <table:table-cell office:value-type="string" table:style-name="ce39">
            <text:p>MITIGAR: replanificación teniendo en cuenta esta cuestión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No adhesión al plan temporal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36</text:p>
          </table:table-cell>
          <table:table-cell office:value-type="string" table:style-name="ce38">
            <text:p>H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a calidad no aceptable requiere de un trabajo de comprobación, diseño e implementación superior al esperado.</text:p>
          </table:table-cell>
          <table:table-cell table:style-name="ce39"/>
          <table:table-cell office:value-type="string" table:style-name="ce39">
            <text:p>MITIGAR: asegurar la calidad de lo producido en cada paso del proceso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No adhesión al plan temporal debido a una calidad mala de lo producid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9">
          <table:table-cell office:value-type="string" table:style-name="ce33">
            <text:p>RSG.37</text:p>
          </table:table-cell>
          <table:table-cell office:value-type="string" table:style-name="ce38">
            <text:p>H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tilizar lo último en informática alarga la planificación de forma impredecible</text:p>
          </table:table-cell>
          <table:table-cell table:style-name="ce39"/>
          <table:table-cell office:value-type="string" table:style-name="ce39">
            <text:p>MITIGAR: formar a los empleados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Planificación temporal inconcreta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0">
          <table:table-cell office:value-type="string" table:style-name="ce33">
            <text:p>RSG.38</text:p>
          </table:table-cell>
          <table:table-cell office:value-type="string" table:style-name="ce38">
            <text:p>H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desarrollo de funciones software erróneas requiere volver a diseñarlas y a implementarlas</text:p>
          </table:table-cell>
          <table:table-cell table:style-name="ce39"/>
          <table:table-cell office:value-type="string" table:style-name="ce39">
            <text:p>EVITAR: crear un buen plan para evitar esta situación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tección por parte del equipo de desarroll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1">
          <table:table-cell office:value-type="string" table:style-name="ce33">
            <text:p>RSG.39</text:p>
          </table:table-cell>
          <table:table-cell office:value-type="string" table:style-name="ce38">
            <text:p>H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desarrollo de una interfaz de usuario inadecuada requiere volver a diseñarla y a implementarla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2">
          <table:table-cell office:value-type="string" table:style-name="ce33">
            <text:p>RSG.40</text:p>
          </table:table-cell>
          <table:table-cell office:value-type="string" table:style-name="ce38">
            <text:p>H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os requisitos rígidos de compatibilidad con el sistema existente necesitan un trabajo extra de comprobación, diseño e implementación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3">
          <table:table-cell office:value-type="string" table:style-name="ce33">
            <text:p>RSG.41</text:p>
          </table:table-cell>
          <table:table-cell office:value-type="string" table:style-name="ce38">
            <text:p>H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para crear interfaces con otros sistemas, otros sistemas complejos, u otros sistemas que no están bajo el control del equipo de desarrollo suponen un diseño, implementación y prueba no previstos</text:p>
          </table:table-cell>
          <table:table-cell table:style-name="ce39"/>
          <table:table-cell office:value-type="string" table:style-name="ce39">
            <text:p>EVITAR: estudiar estos requisitos antes de firmar el contrato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4">
          <table:table-cell office:value-type="string" table:style-name="ce33">
            <text:p>RSG.42</text:p>
          </table:table-cell>
          <table:table-cell office:value-type="string" table:style-name="ce38">
            <text:p>H1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rabajo con un entorno software desconocido causa problemas no previstos</text:p>
          </table:table-cell>
          <table:table-cell table:style-name="ce39"/>
          <table:table-cell office:value-type="string" table:style-name="ce39">
            <text:p>MITIGAR: formar a los empleados en este entorno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sconocimiento del entorno software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43</text:p>
          </table:table-cell>
          <table:table-cell office:value-type="string" table:style-name="ce38">
            <text:p>H1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rabajo con un entorno hardware desconocido causa problemas imprevistos</text:p>
          </table:table-cell>
          <table:table-cell table:style-name="ce39"/>
          <table:table-cell office:value-type="string" table:style-name="ce39">
            <text:p>MITIGAR: formar a los empleados en este entorno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sconocimiento del entorno hardware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5">
          <table:table-cell office:value-type="string" table:style-name="ce33">
            <text:p>RSG.44</text:p>
          </table:table-cell>
          <table:table-cell office:value-type="string" table:style-name="ce38">
            <text:p>J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contratación tarda más de lo esperad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6">
          <table:table-cell office:value-type="string" table:style-name="ce33">
            <text:p>RSG.45</text:p>
          </table:table-cell>
          <table:table-cell office:value-type="string" table:style-name="ce38">
            <text:p>J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tareas preliminares (por ejemplo, formación, finalización de otros proyectos, adquisición de licencias) no se han completado a tiempo</text:p>
          </table:table-cell>
          <table:table-cell table:number-columns-repeated="5" table:style-name="ce39"/>
          <table:table-cell office:value-type="string" table:style-name="ce39">
            <text:p>CONTINGENCIA: ajustar la planificación de acorde a la situación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46</text:p>
          </table:table-cell>
          <table:table-cell office:value-type="string" table:style-name="ce38">
            <text:p>J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iembros del equipo no se implican en el proyecto, y por lo tanto no alcanzan el nivel de rendimiento desead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7">
          <table:table-cell office:value-type="string" table:style-name="ce33">
            <text:p>RSG.47</text:p>
          </table:table-cell>
          <table:table-cell office:value-type="string" table:style-name="ce38">
            <text:p>J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motivación y de moral reduce la productividad.</text:p>
          </table:table-cell>
          <table:table-cell table:style-name="ce39"/>
          <table:table-cell office:value-type="string" table:style-name="ce70">
            <text:p>EVITAR: Crear plan de incentivos para compensar la posible reducción de productividad por presión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Falta de moral y motivación en el equip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48</text:p>
          </table:table-cell>
          <table:table-cell office:value-type="string" table:style-name="ce38">
            <text:p>J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necesita un tiempo extra para acostumbrarse a trabajar con herramientas o entornos nuevos</text:p>
          </table:table-cell>
          <table:table-cell table:style-name="ce39"/>
          <table:table-cell table:style-name="ce69"/>
          <table:table-cell table:number-columns-repeated="4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49</text:p>
          </table:table-cell>
          <table:table-cell office:value-type="string" table:style-name="ce38">
            <text:p>J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necesita un tiempo extra para acostumbrarse a trabajar con hardware nuev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8">
          <table:table-cell office:value-type="string" table:style-name="ce33">
            <text:p>RSG.50</text:p>
          </table:table-cell>
          <table:table-cell office:value-type="string" table:style-name="ce38">
            <text:p>J1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abandona el proyecto antes de su finalización</text:p>
          </table:table-cell>
          <table:table-cell table:style-name="ce39"/>
          <table:table-cell office:value-type="string" table:style-name="ce39">
            <text:p>MITIGAR: establecer indemnizaciones en caso de incumplimineto d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Abandono del proyecto de miembros del equipo antes de ser completado.</text:p>
          </table:table-cell>
          <table:table-cell table:style-name="ce39"/>
          <table:table-cell office:value-type="string" table:style-name="ce39">
            <text:p>CONTINGENCIA: contratar rápidamente a personal que lo sustituya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39">
          <table:table-cell office:value-type="string" table:style-name="ce33">
            <text:p>RSG.51</text:p>
          </table:table-cell>
          <table:table-cell office:value-type="string" table:style-name="ce38">
            <text:p>J1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lguien de la plantilla abandona el proyecto antes de su finalización</text:p>
          </table:table-cell>
          <table:table-cell table:style-name="ce39"/>
          <table:table-cell office:value-type="string" table:style-name="ce39">
            <text:p>MITIGAR: establecer indemnizaciones en caso de incumplimineto d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Abandono del proyecto de miembros del equipo antes de ser completado.</text:p>
          </table:table-cell>
          <table:table-cell table:style-name="ce39"/>
          <table:table-cell office:value-type="string" table:style-name="ce39">
            <text:p>CONTINGENCIA: contratar rápidamente a personal que lo sustituya.</text:p>
          </table:table-cell>
          <table:table-cell office:value-type="string" table:style-name="ce72">
            <text:p>Director del proyecto</text:p>
          </table:table-cell>
          <table:table-cell table:number-columns-repeated="16367"/>
        </table:table-row>
        <table:table-row table:style-name="ro40">
          <table:table-cell office:value-type="string" table:style-name="ce33">
            <text:p>RSG.52</text:p>
          </table:table-cell>
          <table:table-cell office:value-type="string" table:style-name="ce38">
            <text:p>J1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incorporación de nuevo personal de desarrollo al proyecto ya avanzado, y el aprendizaje y comunicaciones extra imprevistas reducen la eficiencia de los miembros del equipo existentes</text:p>
          </table:table-cell>
          <table:table-cell table:style-name="ce39"/>
          <table:table-cell office:value-type="string" table:style-name="ce39">
            <text:p>MITIGAR: tener en cuenta estas cuestiones en la planifiación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1">
          <table:table-cell office:value-type="string" table:style-name="ce33">
            <text:p>RSG.53</text:p>
          </table:table-cell>
          <table:table-cell office:value-type="string" table:style-name="ce38">
            <text:p>J1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iembros del equipo no trabajan bien juntos</text:p>
          </table:table-cell>
          <table:table-cell table:style-name="ce39"/>
          <table:table-cell office:value-type="string" table:style-name="ce39">
            <text:p>MITIGAR: llevar a cabo iniciativas que mejoren el espiritu de equip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de problemas entre el personal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4">
          <table:table-cell office:value-type="string" table:style-name="ce33">
            <text:p>RSG.54</text:p>
          </table:table-cell>
          <table:table-cell office:value-type="string" table:style-name="ce38">
            <text:p>J1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onflictos entre los miembros del equipo conducen a problemas en la comunicación y en el diseño, errores en la interfaz y tener que repetir algunos trabajo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55</text:p>
          </table:table-cell>
          <table:table-cell office:value-type="string" table:style-name="ce38">
            <text:p>J16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más apropiadas para trabajar en el proyecto no están disponibles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0">
          <table:table-cell office:value-type="string" table:style-name="ce33">
            <text:p>RSG.56</text:p>
          </table:table-cell>
          <table:table-cell office:value-type="string" table:style-name="ce38">
            <text:p>J1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más apropiadas para trabajar en el proyecto están disponibles, pero no se pueden incorporar por razones políticas o de otro tip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42">
          <table:table-cell office:value-type="string" table:style-name="ce33">
            <text:p>RSG.57</text:p>
          </table:table-cell>
          <table:table-cell office:value-type="string" table:style-name="ce38">
            <text:p>J19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clave sólo están disponibles una parte del tiempo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9">
          <table:table-cell office:value-type="string" table:style-name="ce33">
            <text:p>RSG.58</text:p>
          </table:table-cell>
          <table:table-cell office:value-type="string" table:style-name="ce38">
            <text:p>J2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hay suficiente personal disponible para el proyecto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6">
          <table:table-cell office:value-type="string" table:style-name="ce33">
            <text:p>RSG.59</text:p>
          </table:table-cell>
          <table:table-cell office:value-type="string" table:style-name="ce38">
            <text:p>J2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tareas asignadas al personal no se ajustan a sus posibilidade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43">
          <table:table-cell office:value-type="string" table:style-name="ce33">
            <text:p>RSG.60</text:p>
          </table:table-cell>
          <table:table-cell office:value-type="string" table:style-name="ce38">
            <text:p>J22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trabaja más lento de lo esperado</text:p>
          </table:table-cell>
          <table:table-cell table:style-name="ce39"/>
          <table:table-cell office:value-type="string" table:style-name="ce39">
            <text:p>MITIGAR: planificar de forma que cada miembro del proyecto trabaja en un apartado que domina y le gusta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Lentitud a la hora de trabajar por parte del personal.</text:p>
          </table:table-cell>
          <table:table-cell table:style-name="ce39"/>
          <table:table-cell office:value-type="string" table:style-name="ce39">
            <text:p>CONTINGENCIA: substituír a alguno de estos miembros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44">
          <table:table-cell office:value-type="string" table:style-name="ce33">
            <text:p>RSG.61</text:p>
          </table:table-cell>
          <table:table-cell office:value-type="string" table:style-name="ce38">
            <text:p>J2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sabotaje por parte del personal técnico deriva en una pérdida de trabajo o en un trabajo de poca calidad, por lo que hay que repetir algunos trabajos</text:p>
          </table:table-cell>
          <table:table-cell table:number-columns-repeated="5" table:style-name="ce39"/>
          <table:table-cell office:value-type="string" table:style-name="ce39">
            <text:p>CONTINGENCIA: llevar a cabo las acciones legales pertinentes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16">
          <table:table-cell office:value-type="string" table:style-name="ce33">
            <text:p>RSG.62</text:p>
          </table:table-cell>
          <table:table-cell office:value-type="string" table:style-name="ce38">
            <text:p>K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 mal diseño implica volver a diseñar e implementar</text:p>
          </table:table-cell>
          <table:table-cell table:style-name="ce39"/>
          <table:table-cell office:value-type="string" table:style-name="ce39">
            <text:p>MITIGAR: asegurar la calidad del diseño con revisiones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5">
          <table:table-cell office:value-type="string" table:style-name="ce33">
            <text:p>RSG.63</text:p>
          </table:table-cell>
          <table:table-cell office:value-type="string" table:style-name="ce38">
            <text:p>K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utilización de metodologías desconocidas deriva en un periodo extra de formación y tener que volver atrás para corregir los errores iniciales cometidos en la metodología</text:p>
          </table:table-cell>
          <table:table-cell table:style-name="ce39"/>
          <table:table-cell office:value-type="string" table:style-name="ce39">
            <text:p>MITIGAR: planificar teniendo en cuenta el periodo de formación.</text:p>
          </table:table-cell>
          <table:table-cell office:value-type="string" table:style-name="ce66">
            <text:p>Director del proyecto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6">
          <table:table-cell office:value-type="string" table:style-name="ce33">
            <text:p>RSG.64</text:p>
          </table:table-cell>
          <table:table-cell office:value-type="string" table:style-name="ce38">
            <text:p>K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se puede implementar la funcionalidad deseada con el lenguaje o bibliotecas utilizados: el personal de desarrollo tiene que utilizar otras bibliotecas, o crearlas él mismo para conseguir la funcionalidad deseada</text:p>
          </table:table-cell>
          <table:table-cell table:style-name="ce39"/>
          <table:table-cell office:value-type="string" table:style-name="ce39">
            <text:p>MITIGAR: evitar escoger lenguajes o bibliotecas con estas debilidades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7">
          <table:table-cell office:value-type="string" table:style-name="ce33">
            <text:p>RSG.65</text:p>
          </table:table-cell>
          <table:table-cell office:value-type="string" table:style-name="ce38">
            <text:p>K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bibliotecas de código o clases tienen poca calidad, y generan una comprobación extra, corrección de errores y la repetición de algunos trabajo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48">
          <table:table-cell office:value-type="string" table:style-name="ce33">
            <text:p>RSG.66</text:p>
          </table:table-cell>
          <table:table-cell office:value-type="string" table:style-name="ce38">
            <text:p>K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Se ha sobreestimado el ahorro en la planificación derivado del uso de herramientas para mejorar la productividad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20">
          <table:table-cell office:value-type="string" table:style-name="ce33">
            <text:p>RSG.67</text:p>
          </table:table-cell>
          <table:table-cell office:value-type="string" table:style-name="ce38">
            <text:p>K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omponentes desarrollados por separado no se pueden integrar de forma sencilla, teniendo que volver a diseñar y repetir algunos trabajo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5">
          <table:table-cell office:value-type="string" table:style-name="ce33">
            <text:p>RSG.68</text:p>
          </table:table-cell>
          <table:table-cell office:value-type="string" table:style-name="ce38">
            <text:p>L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un seguimiento exacto del progreso hace que se desconozca que el proyecto esté retrasado hasta que está muy avanzado</text:p>
          </table:table-cell>
          <table:table-cell table:style-name="ce39"/>
          <table:table-cell office:value-type="string" table:style-name="ce39">
            <text:p>EVITAR: realizar un seguimiento exhaustivo del proyec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5">
          <table:table-cell office:value-type="string" table:style-name="ce33">
            <text:p>RSG.69</text:p>
          </table:table-cell>
          <table:table-cell office:value-type="string" table:style-name="ce38">
            <text:p>L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actividades iniciales de control de calidad son recortadas, haciendo que se tenga que repetir el trabajo</text:p>
          </table:table-cell>
          <table:table-cell table:style-name="ce39"/>
          <table:table-cell office:value-type="string" table:style-name="ce39">
            <text:p>EVITAR: no recortar estas etap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9">
          <table:table-cell office:value-type="string" table:style-name="ce33">
            <text:p>RSG.70</text:p>
          </table:table-cell>
          <table:table-cell office:value-type="string" table:style-name="ce38">
            <text:p>L4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 control de calidad inadecuado hace que los problemas de calidad que afectan a la planificación se conozcan tarde</text:p>
          </table:table-cell>
          <table:table-cell table:style-name="ce39"/>
          <table:table-cell office:value-type="string" table:style-name="ce39">
            <text:p>EVITAR: asegurar un buen control de calidad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0">
          <table:table-cell office:value-type="string" table:style-name="ce33">
            <text:p>RSG.71</text:p>
          </table:table-cell>
          <table:table-cell office:value-type="string" table:style-name="ce38">
            <text:p>L5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rigor (ignorar los fundamentos y estándares del desarrollo de software) conduce a fallos de comunicación, problemas de calidad y repetición del trabajo. Un consumo de tiempo innecesario</text:p>
          </table:table-cell>
          <table:table-cell table:style-name="ce39"/>
          <table:table-cell office:value-type="string" table:style-name="ce39">
            <text:p>MITIGAR: asegurar que se mantiene el rigor en estas cuestiones.</text:p>
          </table:table-cell>
          <table:table-cell office:value-type="string" table:style-name="ce39">
            <text:p><text:s/>Programador Junior</text:p>
          </table:table-cell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1">
          <table:table-cell office:value-type="string" table:style-name="ce33">
            <text:p>RSG.72</text:p>
          </table:table-cell>
          <table:table-cell office:value-type="string" table:style-name="ce38">
            <text:p>L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exceso de rigor (aferramiento burocrático a las políticas y estándares de software) lleva a gastar más tiempo en gestión del necesario</text:p>
          </table:table-cell>
          <table:table-cell table:style-name="ce39"/>
          <table:table-cell office:value-type="string" table:style-name="ce39">
            <text:p>MITIGAR: establecer criterios claros para evitar este exceso de rigor, principalmente evitar una burocratización excesiva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2">
          <table:table-cell office:value-type="string" table:style-name="ce33">
            <text:p>RSG.73</text:p>
          </table:table-cell>
          <table:table-cell office:value-type="string" table:style-name="ce38">
            <text:p>L8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entusiasmo en la gestión de riesgos impide detectar los riesgos más importantes del proyecto</text:p>
          </table:table-cell>
          <table:table-cell table:style-name="ce39"/>
          <table:table-cell office:value-type="string" table:style-name="ce39">
            <text:p>MITIGAR: llevar a cabo tareas con el equipo con el propósito de mantener la moral alta. Asignar a estas tareas a personal exporto y con interés en ell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3">
          <table:table-cell office:value-type="string" table:style-name="ce33">
            <text:p>RSG.74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érdida de conexión a internet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53">
          <table:table-cell office:value-type="string" table:style-name="ce33">
            <text:p>RSG.75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nfermedad de personal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54">
          <table:table-cell office:value-type="string" table:style-name="ce33">
            <text:p>RSG.76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ermiso de paternidad/maternidad del personal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5">
          <table:table-cell office:value-type="string" table:style-name="ce33">
            <text:p>RSG.77</text:p>
          </table:table-cell>
          <table:table-cell table:style-name="ce38"/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menaza de seguridad informática</text:p>
          </table:table-cell>
          <table:table-cell table:style-name="ce39"/>
          <table:table-cell office:value-type="string" table:style-name="ce39">
            <text:p>MITIGAR: establecer guias de comportamiento en el contexto del desarrollo del proyecto en relacion a la seguridad informatica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equipo de desarrollo.</text:p>
          </table:table-cell>
          <table:table-cell table:style-name="ce39"/>
          <table:table-cell office:value-type="string" table:style-name="ce39">
            <text:p>CONTINGENCIA: solucionar la vulnerabilidad y retomar la operación normal lo antes posible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78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érdida de datos por fallo hardware de almacenamiento</text:p>
          </table:table-cell>
          <table:table-cell table:style-name="ce39"/>
          <table:table-cell office:value-type="string" table:style-name="ce39">
            <text:p>MITIGAR: establecer sistemas de almacenamiento que ofrezcan alta protección frente a pérdida de dato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Inici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4">
          <table:table-cell office:value-type="string" table:style-name="ce33">
            <text:p>RSG.79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Fallo de aplicaciones de entretenimiento de terceros.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55">
          <table:table-cell office:value-type="string" table:style-name="ce33">
            <text:p>RSG.80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apunta sus datos de usuario en papel y los pierde.</text:p>
          </table:table-cell>
          <table:table-cell table:style-name="ce39"/>
          <table:table-cell office:value-type="string" table:style-name="ce39">
            <text:p>MITIGAR: se debe guardar una copia de los datos de todos los usuarios en un almacenamiento segur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usuario.</text:p>
          </table:table-cell>
          <table:table-cell table:style-name="ce39"/>
          <table:table-cell office:value-type="string" table:style-name="ce39">
            <text:p>CONTINGENCIA: se recuperan los datos del usuario desde el almacenamiento seguro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56">
          <table:table-cell office:value-type="string" table:style-name="ce33">
            <text:p>RSG.81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Se da accidentalmente acceso de empleado a tabletas de usuario.</text:p>
          </table:table-cell>
          <table:table-cell table:style-name="ce39"/>
          <table:table-cell office:value-type="string" table:style-name="ce39">
            <text:p>MITIGAR: no dejar tabletas con acceso de empleado al alcance de los usuarios. EVITAR: Establecer medidas de seguridad para que las tablets de las mesas no puedan funcionar como las de los empleados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ción por parte del usuari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7">
          <table:table-cell office:value-type="string" table:style-name="ce33">
            <text:p>RSG.82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roblemas de comunicación entre dispositivos de cliente y empleado.</text:p>
          </table:table-cell>
          <table:table-cell table:style-name="ce39"/>
          <table:table-cell office:value-type="string" table:style-name="ce39">
            <text:p>MITIGAR: realizar un buen diseño en cuestiones de comunicación y las pruebas correspondientes apra comprobar su funcionamiento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diseño/codificación/pruebas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8">
          <table:table-cell office:value-type="string" table:style-name="ce33">
            <text:p>RSG.83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ccidentes con las tabletas y las bebidas de los usuarios.</text:p>
          </table:table-cell>
          <table:table-cell table:number-columns-repeated="5" table:style-name="ce39"/>
          <table:table-cell office:value-type="string" table:style-name="ce39">
            <text:p>CONTINGENCIA: substituír la tablet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59">
          <table:table-cell office:value-type="string" table:style-name="ce33">
            <text:p>RSG.84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se registra un cambio.</text:p>
          </table:table-cell>
          <table:table-cell table:style-name="ce39"/>
          <table:table-cell office:value-type="string" table:style-name="ce39">
            <text:p>EVITAR: seguir lo establecido en el control de configuracion.</text:p>
          </table:table-cell>
          <table:table-cell office:value-type="string" table:style-name="ce39">
            <text:p>Programador Junior</text:p>
          </table:table-cell>
          <table:table-cell office:value-type="string" table:style-name="ce39">
            <text:p>Detectado por el equip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4">
          <table:table-cell office:value-type="string" table:style-name="ce33">
            <text:p>RSG.85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ambios no se registran de acuerdo a lo establecido en el control de la configuración.</text:p>
          </table:table-cell>
          <table:table-cell table:style-name="ce39"/>
          <table:table-cell office:value-type="string" table:style-name="ce39">
            <text:p>MITIGAR: informar a los empleados de la importancia de llevar a cabo estas tareas de acuerdo a lo establecido en el control de configuración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tado por el equipo.</text:p>
          </table:table-cell>
          <table:table-cell table:style-name="ce39"/>
          <table:table-cell office:value-type="string" table:style-name="ce39">
            <text:p>CONTINGENCIA: adaptar los registros de cambios incorrectos a lo que se indica en el documento de gestión de configuración.</text:p>
          </table:table-cell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86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mantenimiento del sistema resulta más complicado de lo esperado.</text:p>
          </table:table-cell>
          <table:table-cell table:style-name="ce39"/>
          <table:table-cell office:value-type="string" table:style-name="ce39">
            <text:p>MITIGAR: tener en cuenta la dificultad de mantenimiento a la hora de realizar el diseño del sistema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60">
          <table:table-cell office:value-type="string" table:style-name="ce33">
            <text:p>RSG.87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se de pruebas dura más de lo esperado.</text:p>
          </table:table-cell>
          <table:table-cell table:style-name="ce39"/>
          <table:table-cell office:value-type="string" table:style-name="ce39">
            <text:p>EVITAR: realizar una planificación lo más correcta posible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planificación.</text:p>
          </table:table-cell>
          <table:table-cell table:style-name="ce39"/>
          <table:table-cell office:value-type="string" table:style-name="ce39">
            <text:p>CONTINGENCIA: asignar horas extra a esta tarea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61">
          <table:table-cell office:value-type="string" table:style-name="ce33">
            <text:p>RSG.88</text:p>
          </table:table-cell>
          <table:table-cell table:style-name="ce38"/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Falta de documentación en código de terceros.</text:p>
          </table:table-cell>
          <table:table-cell table:style-name="ce39"/>
          <table:table-cell office:value-type="string" table:style-name="ce39">
            <text:p>EVITAR: comprobar la documentación antes de elegir un determinado codigo de terceros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6">
          <table:table-cell office:value-type="string" table:style-name="ce33">
            <text:p>RSG.89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Conflicto interpersonal entre compañeros</text:p>
          </table:table-cell>
          <table:table-cell table:style-name="ce39"/>
          <table:table-cell office:value-type="string" table:style-name="ce39">
            <text:p>MITIGAR: llevar a cabo tareas para crear espiritu de equipo y evitar que ocurra.</text:p>
          </table:table-cell>
          <table:table-cell office:value-type="string" table:style-name="ce71">
            <text:p>Director del proyecto</text:p>
          </table:table-cell>
          <table:table-cell office:value-type="string" table:style-name="ce39">
            <text:p>Detectado por el equipo.</text:p>
          </table:table-cell>
          <table:table-cell table:style-name="ce39"/>
          <table:table-cell office:value-type="string" table:style-name="ce39">
            <text:p>CONTINGENCIA: <text:s/>solucionarlo como se indica en la acta de constitución del equipo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54">
          <table:table-cell office:value-type="string" table:style-name="ce33">
            <text:p>RSG.90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Retraso puntual en la entrega de los proveedore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6">
          <table:table-cell office:value-type="string" table:style-name="ce33">
            <text:p>RSG.91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empresa falla en otros proyectos y tiene que cesar su actividad.</text:p>
          </table:table-cell>
          <table:table-cell table:number-columns-repeated="5" table:style-name="ce39"/>
          <table:table-cell office:value-type="string" table:style-name="ce39">
            <text:p>ESCALAR: es responsabilidad de altos cargos de la empresa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16">
          <table:table-cell office:value-type="string" table:style-name="ce33">
            <text:p>RSG.92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Cambio de sistema monetario.</text:p>
          </table:table-cell>
          <table:table-cell table:style-name="ce39"/>
          <table:table-cell office:value-type="string" table:style-name="ce39">
            <text:p>MITIGAR: diseñar y condificar un sistema que tenga en cuenta esta posibilidad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4">
          <table:table-cell office:value-type="string" table:style-name="ce73">
            <text:p>RSG.93</text:p>
          </table:table-cell>
          <table:table-cell table:style-name="ce74"/>
          <table:table-cell office:value-type="string" table:content-validation-name="val1" table:style-name="ce57">
            <text:p>Baja</text:p>
          </table:table-cell>
          <table:table-cell office:value-type="string" table:content-validation-name="val2" table:style-name="ce57">
            <text:p>Medio</text:p>
          </table:table-cell>
          <table:table-cell office:value-type="string" table:style-name="ce80">
            <text:p>Baja</text:p>
          </table:table-cell>
          <table:table-cell table:number-columns-repeated="3" table:style-name="ce27"/>
          <table:table-cell table:style-name="ce58"/>
          <table:table-cell office:value-type="string" table:style-name="ce57">
            <text:p>No concesión inmediata de una licencia.</text:p>
          </table:table-cell>
          <table:table-cell table:number-columns-repeated="6" table:style-name="ce57"/>
          <table:table-cell table:style-name="ce68"/>
          <table:table-cell table:number-columns-repeated="16367"/>
        </table:table-row>
        <table:table-row table:style-name="ro2">
          <table:table-cell table:number-columns-repeated="2" table:style-name="ce59"/>
          <table:table-cell table:content-validation-name="val1" table:style-name="ce61"/>
          <table:table-cell table:content-validation-name="val2" table:style-name="ce61"/>
          <table:table-cell table:style-name="ce81"/>
          <table:table-cell table:number-columns-repeated="3" table:style-name="ce61"/>
          <table:table-cell table:style-name="ce75"/>
          <table:table-cell table:style-name="ce61"/>
          <table:table-cell table:number-columns-repeated="4" table:style-name="ce76"/>
          <table:table-cell table:style-name="ce61"/>
          <table:table-cell table:number-columns-repeated="2" table:style-name="ce76"/>
          <table:table-cell table:number-columns-repeated="16367"/>
        </table:table-row>
        <table:table-row table:number-rows-repeated="4" table:style-name="ro2">
          <table:table-cell table:number-columns-repeated="2" table:style-name="ce59"/>
          <table:table-cell table:content-validation-name="val1" table:style-name="ce59"/>
          <table:table-cell table:content-validation-name="val2" table:style-name="ce59"/>
          <table:table-cell table:style-name="ce82"/>
          <table:table-cell table:number-columns-repeated="3" table:style-name="ce59"/>
          <table:table-cell table:style-name="ce60"/>
          <table:table-cell table:style-name="ce59"/>
          <table:table-cell table:number-columns-repeated="4" table:style-name="ce55"/>
          <table:table-cell table:style-name="ce59"/>
          <table:table-cell table:number-columns-repeated="2" table:style-name="ce55"/>
          <table:table-cell table:number-columns-repeated="16367"/>
        </table:table-row>
        <table:table-row table:number-rows-repeated="2" table:style-name="ro2">
          <table:table-cell table:number-columns-repeated="2" table:style-name="ce59"/>
          <table:table-cell table:style-name="ce27"/>
          <table:table-cell table:style-name="ce41"/>
          <table:table-cell table:number-columns-repeated="4" table:style-name="ce27"/>
          <table:table-cell table:style-name="ce41"/>
          <table:table-cell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7"/>
        </table:table-row>
        <table:table-row table:number-rows-repeated="1048472" table:style-name="ro2">
          <table:table-cell table:number-columns-repeated="16384"/>
        </table:table-row>
      </table:table>
      <table:table table:name="Incidencias" table:style-name="ta1">
        <table:table-column table:style-name="co26" table:default-cell-style-name="ce27"/>
        <table:table-column table:style-name="co27" table:default-cell-style-name="ce27"/>
        <table:table-column table:style-name="co28" table:default-cell-style-name="ce41"/>
        <table:table-column table:style-name="co21" table:default-cell-style-name="ce28"/>
        <table:table-column table:style-name="co20" table:default-cell-style-name="ce41"/>
        <table:table-column table:style-name="co21" table:default-cell-style-name="ce28"/>
        <table:table-column table:style-name="co22" table:default-cell-style-name="ce28"/>
        <table:table-column table:style-name="co29" table:default-cell-style-name="ce27"/>
        <table:table-column table:style-name="co13" table:default-cell-style-name="ce27"/>
        <table:table-column table:style-name="co24" table:default-cell-style-name="ce27"/>
        <table:table-column table:style-name="co30" table:default-cell-style-name="ce27"/>
        <table:table-column table:style-name="co4" table:number-columns-repeated="245" table:default-cell-style-name="ce27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46">
            <text:p>Incidencias</text:p>
          </table:table-cell>
          <table:table-cell table:number-columns-repeated="2"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2">
          <table:table-cell table:number-columns-repeated="2" table:style-name="ce27"/>
          <table:table-cell table:style-name="ce41"/>
          <table:table-cell table:style-name="ce28"/>
          <table:table-cell table:style-name="ce41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49">
            <text:p>Otros</text:p>
          </table:table-cell>
          <table:covered-table-cell/>
          <table:table-cell table:number-columns-repeated="16373"/>
        </table:table-row>
        <table:table-row table:style-name="ro62">
          <table:table-cell office:value-type="string" table:style-name="ce47">
            <text:p>Código</text:p>
          </table:table-cell>
          <table:table-cell office:value-type="string" table:style-name="ce47">
            <text:p>Impacto</text:p>
          </table:table-cell>
          <table:table-cell office:value-type="string" table:style-name="ce47">
            <text:p>Fecha apertura</text:p>
          </table:table-cell>
          <table:table-cell office:value-type="string" table:style-name="ce47">
            <text:p>Descripción</text:p>
          </table:table-cell>
          <table:table-cell office:value-type="string" table:style-name="ce47">
            <office:annotation draw:style-name="a0" svg:x="4.10833333333333in" svg:y="0.558333333333333in" svg:width="0.925in" svg:height="0.75in">
              <dc:creator>ALR</dc:creator>
              <text:p><text:span text:style-name="T3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47">
            <text:p>Descripción</text:p>
          </table:table-cell>
          <table:table-cell office:value-type="string" table:style-name="ce47">
            <text:p>Responsable</text:p>
          </table:table-cell>
          <table:table-cell office:value-type="string" table:style-name="ce47">
            <office:annotation draw:style-name="a1" svg:x="7.45in" svg:y="0.558333333333333in" svg:width="0.908333333333333in" svg:height="0.75in">
              <dc:creator>ALR</dc:creator>
              <text:p><text:span text:style-name="T3">Fecha prevista de finalización de la acción</text:span></text:p>
            </office:annotation>
            <text:p>Fecha prevista</text:p>
          </table:table-cell>
          <table:table-cell office:value-type="string" table:style-name="ce47">
            <office:annotation draw:style-name="a2" svg:x="8in" svg:y="0.558333333333333in" svg:width="0.908333333333333in" svg:height="0.75in">
              <dc:creator>ALR</dc:creator>
              <text:p><text:span text:style-name="T3">Fecha en la que se resuelve la acción</text:span></text:p>
            </office:annotation>
            <text:p>Fecha real resolución</text:p>
          </table:table-cell>
          <table:table-cell office:value-type="string" table:style-name="ce47">
            <text:p>Fecha escalado</text:p>
          </table:table-cell>
          <table:table-cell office:value-type="string" table:style-name="ce47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INC.1</text:p>
          </table:table-cell>
          <table:table-cell table:content-validation-name="val3" table:style-name="ce35"/>
          <table:table-cell table:style-name="ce36"/>
          <table:table-cell table:style-name="ce48"/>
          <table:table-cell table:style-name="ce35"/>
          <table:table-cell table:number-columns-repeated="2" table:style-name="ce37"/>
          <table:table-cell table:number-columns-repeated="2" table:style-name="ce36"/>
          <table:table-cell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7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8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9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0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1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5" table:style-name="ro5">
          <table:table-cell table:style-name="ce35"/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1048551" table:style-name="ro10">
          <table:table-cell table:number-columns-repeated="16384"/>
        </table:table-row>
      </table:table>
      <table:table table:name="Metricas" table:style-name="ta1">
        <table:table-column table:style-name="co31" table:default-cell-style-name="ce4"/>
        <table:table-column table:style-name="co20" table:default-cell-style-name="ce4"/>
        <table:table-column table:style-name="co4" table:number-columns-repeated="254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4">
            <text:p>Métricas</text:p>
          </table:table-cell>
          <table:covered-table-cell/>
          <table:table-cell table:number-columns-repeated="16382" table:style-name="ce50"/>
        </table:table-row>
        <table:table-row table:style-name="ro5">
          <table:table-cell office:value-type="string" table:style-name="ce51">
            <text:p>Número de riesgos de exposición Alta</text:p>
          </table:table-cell>
          <table:table-cell office:value-type="float" office:value="0" table:style-name="ce52">
            <text:p>0</text:p>
          </table:table-cell>
          <table:table-cell table:style-name="ce50"/>
          <table:table-cell office:value-type="string" table:style-name="ce50">
            <text:p>columna exposicion</text:p>
          </table:table-cell>
          <table:table-cell table:number-columns-repeated="16380" table:style-name="ce50"/>
        </table:table-row>
        <table:table-row table:style-name="ro5">
          <table:table-cell office:value-type="string" table:style-name="ce51">
            <text:p>Número de riesgos de exposición Media</text:p>
          </table:table-cell>
          <table:table-cell office:value-type="float" office:value="0" table:style-name="ce52">
            <text:p>0</text:p>
          </table:table-cell>
          <table:table-cell table:number-columns-repeated="16382" table:style-name="ce50"/>
        </table:table-row>
        <table:table-row table:style-name="ro5">
          <table:table-cell office:value-type="string" table:style-name="ce51">
            <text:p>Número de riesgos de exposición Baja</text:p>
          </table:table-cell>
          <table:table-cell office:value-type="float" office:value="0" table:style-name="ce52">
            <text:p>0</text:p>
          </table:table-cell>
          <table:table-cell table:number-columns-repeated="16382" table:style-name="ce50"/>
        </table:table-row>
        <table:table-row table:style-name="ro5">
          <table:table-cell office:value-type="string" table:style-name="ce53">
            <text:p>Número de incidencias</text:p>
          </table:table-cell>
          <table:table-cell office:value-type="float" office:value="16" table:style-name="ce52">
            <text:p>16</text:p>
          </table:table-cell>
          <table:table-cell table:number-columns-repeated="16382" table:style-name="ce50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cf2" style:family="table-cell" style:data-style-name="N0">
      <style:table-cell-properties style:vertical-align="automatic" fo:background-color="#00FF00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5" style:family="table-cell">
      <style:table-cell-properties fo:background-color="#FF0000"/>
      <style:text-properties fo:color="#000000" fo:font-weight="bold" style:font-weight-asian="bold" style:font-weight-complex="bold"/>
    </style:style>
    <style:style style:name="cf6" style:family="table-cell">
      <style:table-cell-properties fo:background-color="#00FF00"/>
      <style:text-properties fo:color="#000000" fo:font-weight="bold" style:font-weight-asian="bold" style:font-weight-complex="bold"/>
    </style:style>
    <style:style style:name="cf7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title>Riesgos e Incidencias</dc:title>
    <dc:subject>Activo de Procesos CMMI</dc:subject>
    <meta:keyword>CMMI Metodología</meta:keyword>
    <meta:initial-creator>Miguel Garrido</meta:initial-creator>
    <dc:creator>Germán Rodríguez Alonso</dc:creator>
    <meta:creation-date>2006-10-30T09:38:38Z</meta:creation-date>
    <dc:date>2018-11-22T00:26:34Z</dc:date>
    <meta:print-date>2008-04-22T11:17:46Z</meta:print-date>
    <meta:editing-cycles>4</meta:editing-cycles>
    <meta:editing-duration>PT1165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